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SchL-Roma" svg:font-family="CenturySchL-Roma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 fo:margin-bottom="0in" fo:line-height="100%"/>
      <style:text-properties style:font-name="CenturySchL-Roma" style:font-name-complex="CenturySchL-Roma" fo:font-weight="bold" style:font-weight-asian="bold" fo:color="#222222" fo:font-size="16pt" style:font-size-asian="16pt" style:font-size-complex="10pt"/>
    </style:style>
    <style:style style:name="P2" style:parent-style-name="Normal" style:family="paragraph">
      <style:paragraph-properties style:text-autospace="none" fo:text-align="center" fo:margin-bottom="0in" fo:line-height="100%"/>
      <style:text-properties style:font-name="CenturySchL-Roma" style:font-name-complex="CenturySchL-Roma" fo:color="#222222" fo:font-size="16pt" style:font-size-asian="16pt" style:font-size-complex="10pt"/>
    </style:style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CenturySchL-Roma" style:font-name-complex="CenturySchL-Roma" fo:color="#222222"/>
    </style:style>
    <style:style style:name="T5" style:parent-style-name="DefaultParagraphFont" style:family="text">
      <style:text-properties style:font-name="CenturySchL-Roma" style:font-name-complex="CenturySchL-Roma" fo:color="#222222"/>
    </style:style>
    <style:style style:name="T6" style:parent-style-name="DefaultParagraphFont" style:family="text">
      <style:text-properties style:font-name="CenturySchL-Roma" style:font-name-complex="CenturySchL-Roma" fo:color="#222222"/>
    </style:style>
    <style:style style:name="T7" style:parent-style-name="Hyperlink" style:family="text">
      <style:text-properties style:font-name="CenturySchL-Roma" style:font-name-complex="CenturySchL-Roma"/>
    </style:style>
    <style:style style:name="P8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/>
    </style:style>
    <style:style style:name="P9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/>
    </style:style>
    <style:style style:name="P10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font-weight="bold" style:font-weight-asian="bold" fo:color="#222222" fo:font-size="14pt" style:font-size-asian="14pt" style:font-size-complex="14pt"/>
    </style:style>
    <style:style style:name="P12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13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14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15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18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19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21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2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24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25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6" style:parent-style-name="Normal" style:family="paragraph">
      <style:paragraph-properties style:text-autospace="none" fo:margin-bottom="0in" fo:line-height="100%"/>
    </style:style>
    <style:style style:name="P27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8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29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30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font-weight="bold" style:font-weight-asian="bold" fo:color="#222222" fo:font-size="14pt" style:font-size-asian="14pt" style:font-size-complex="14pt"/>
    </style:style>
    <style:style style:name="P31" style:parent-style-name="Normal" style:family="paragraph">
      <style:paragraph-properties style:text-autospace="none" fo:margin-bottom="0in" fo:line-height="100%">
        <style:tab-stops>
          <style:tab-stop style:type="left" style:position="2.1638in"/>
        </style:tab-stops>
      </style:paragraph-properties>
      <style:text-properties style:font-name="CenturySchL-Roma" style:font-name-complex="CenturySchL-Roma" fo:color="#222222" fo:font-size="10pt" style:font-size-asian="10pt" style:font-size-complex="10pt"/>
    </style:style>
    <style:style style:name="P32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33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/>
    </style:style>
    <style:style style:name="P34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35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36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37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38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39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0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41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42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3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4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0pt" style:font-size-asian="10pt" style:font-size-complex="10pt"/>
    </style:style>
    <style:style style:name="P45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6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font-weight="bold" style:font-weight-asian="bold" fo:color="#222222" fo:font-size="14pt" style:font-size-asian="14pt" style:font-size-complex="14pt"/>
    </style:style>
    <style:style style:name="P47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00%"/>
      <style:text-properties style:font-name="CenturySchL-Roma" style:font-name-complex="CenturySchL-Roma" fo:color="#222222" fo:font-size="12pt" style:font-size-asian="12pt" style:font-size-complex="12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DefaultParagraphFont" style:family="text">
      <style:text-properties style:font-name="CenturySchL-Roma" style:font-name-complex="CenturySchL-Roma" fo:color="#222222" fo:font-size="12pt" style:font-size-asian="12pt" style:font-size-complex="12pt"/>
    </style:style>
    <style:style style:name="T51" style:parent-style-name="DefaultParagraphFont" style:family="text">
      <style:text-properties style:font-name="CenturySchL-Roma" style:font-name-complex="CenturySchL-Roma" fo:color="#222222" fo:font-size="12pt" style:font-size-asian="12pt" style:font-size-complex="12pt"/>
    </style:style>
    <style:style style:name="T52" style:parent-style-name="DefaultParagraphFont" style:family="text">
      <style:text-properties style:font-name="CenturySchL-Roma" style:font-name-complex="CenturySchL-Roma" fo:color="#222222" fo:font-size="12pt" style:font-size-asian="12pt" style:font-size-complex="12pt"/>
    </style:style>
    <style:style style:name="T53" style:parent-style-name="DefaultParagraphFont" style:family="text">
      <style:text-properties style:font-name="CenturySchL-Roma" style:font-name-complex="CenturySchL-Roma" fo:color="#222222" fo:font-size="12pt" style:font-size-asian="12pt" style:font-size-complex="12pt"/>
    </style:style>
  </office:automatic-styles>
  <office:body>
    <office:text text:use-soft-page-breaks="true">
      <text:p text:style-name="P1">Octavio del Ser</text:p>
      <text:p text:style-name="P2"/>
      <text:p text:style-name="P3"><text:span text:style-name="T4">Email</text:span><text:span text:style-name="T5"><text:tab/>:</text:span><text:span text:style-name="T6"><text:tab/></text:span><text:a xlink:href="mailto:octavio.delser@gmail.com" office:target-frame-name="_top" xlink:show="replace"><text:span text:style-name="T7">octavio.delser@gmail.com</text:span></text:a></text:p>
      <text:p text:style-name="P8">Address:<text:tab/>81 Home Park Road</text:p>
      <text:p text:style-name="P9">Phone<text:tab/>:<text:tab/>+447736939781</text:p>
      <text:p text:style-name="P10"/>
      <text:p text:style-name="P11">Work Experience<text:tab/><text:tab/><text:tab/><text:tab/><text:tab/></text:p>
      <text:p text:style-name="P12"/>
      <text:p text:style-name="P13">Teaching English in Indonesia<text:tab/><text:tab/>|<text:tab/><text:tab/>April 2017<text:tab/><text:tab/>June 2017</text:p>
      <text:p text:style-name="P14">Preparing lessons and teaching kids basic knowledge in English and mathematics in a poor region.</text:p>
      <text:p text:style-name="P15"/>
      <text:p text:style-name="P16">Filming sports documentary<text:tab/><text:tab/>|<text:tab/><text:tab/>February<text:s/>2017<text:tab/><text:tab/>March<text:s/>2017</text:p>
      <text:p text:style-name="P17">Member of a film crew helping with management of data stored and equipment.</text:p>
      <text:p text:style-name="P18"/>
      <text:p text:style-name="P19">Waitrose<text:tab/><text:tab/><text:tab/><text:tab/>|<text:tab/><text:tab/>October<text:s/>2016<text:tab/><text:tab/>January<text:s/>2017</text:p>
      <text:p text:style-name="P20">Preparing food, stocking shelves, working on the tills.</text:p>
      <text:p text:style-name="P21"/>
      <text:p text:style-name="P22">Pub The Antelope<text:tab/><text:tab/><text:tab/>|<text:tab/><text:tab/>September 2016<text:tab/>March<text:s/>2016</text:p>
      <text:p text:style-name="P23">Preparing food, washing dishes.</text:p>
      <text:p text:style-name="P24"/>
      <text:p text:style-name="P25">Genepol<text:s/>- Plastic recycling<text:tab/><text:tab/>|<text:tab/><text:tab/>August<text:tab/><text:s/>2014<text:tab/><text:tab/>September<text:s/>2014</text:p>
      <text:p text:style-name="P26">Replacing filters, adding plastic from stock into production, cleaning and helping maintain machine</text:p>
      <text:p text:style-name="P27"/>
      <text:p text:style-name="P28">HSBC<text:s/><text:tab/><text:tab/><text:tab/><text:tab/><text:tab/>|<text:tab/><text:tab/>July<text:s/>2013<text:tab/><text:tab/>August<text:s/>2013</text:p>
      <text:p text:style-name="P29"/>
      <text:p text:style-name="P30">Education</text:p>
      <text:p text:style-name="P31"><text:tab/></text:p>
      <text:p text:style-name="P32">University: Royal Holloway<text:tab/><text:tab/><text:tab/><text:tab/>September 2018<text:tab/>Graduation 2020</text:p>
      <text:p text:style-name="P33">Computer Science:<text:tab/></text:p>
      <text:p text:style-name="P34">Java, Python, JavaScript, C++</text:p>
      <text:p text:style-name="P35"><text:s/>Software Design</text:p>
      <text:p text:style-name="P36">Robotics: Project --<text:s/>https://www.youtube.com/watch?v=2eP2rya06IY&amp;t=64s</text:p>
      <text:p text:style-name="P37">Games Programming</text:p>
      <text:p text:style-name="P38"/>
      <text:p text:style-name="P39">International Bachelorette<text:tab/><text:tab/><text:tab/><text:tab/>September 2014<text:tab/>July 2016</text:p>
      <text:p text:style-name="P40">Higher level: Maths, Physics, Chemistry</text:p>
      <text:p text:style-name="P41">Standard Level: Russian, English, Economics</text:p>
      <text:p text:style-name="P42"/>
      <text:p text:style-name="P43">Languages Spoken, Written, Read</text:p>
      <text:p text:style-name="P44">English, French, Spanish, Russian</text:p>
      <text:p text:style-name="P45"/>
      <text:p text:style-name="P46">Other Interests</text:p>
      <text:p text:style-name="P47"/>
      <text:p text:style-name="P48">Sports: Skiing, Tennis, Swimming, MMA</text:p>
      <text:p text:style-name="P49"><text:span text:style-name="T50">Programming</text:span><text:span text:style-name="T51">:</text:span><text:span text:style-name="T52"><text:s/>simulations, algorithms</text:span><text:span text:style-name="T53">,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SchL-Roma" svg:font-family="CenturySchL-Roma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ctavio del Ser</meta:initial-creator>
    <dc:creator>Octavio del Ser</dc:creator>
    <meta:creation-date>2018-01-17T16:46:00Z</meta:creation-date>
    <dc:date>2018-01-17T18:30:00Z</dc:date>
    <meta:template xlink:href="Normal.dotm" xlink:type="simple"/>
    <meta:editing-cycles>1</meta:editing-cycles>
    <meta:editing-duration>PT6240S</meta:editing-duration>
    <meta:document-statistic meta:page-count="1" meta:paragraph-count="2" meta:word-count="204" meta:character-count="1370" meta:row-count="9" meta:non-whitespace-character-count="1168"/>
  </office:meta>
</office:document-meta>
</file>